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
						<delta:remove-leaving-content-start delta:removal-change-idref="D" delta:end-element-idref="end3">
							<text:p text:style-name="P2"/>
						</delta:remove-leaving-content-start>This is a list-item-3[
						<delta:remove-leaving-content-end delta:end-element-id="end3"/>
						<delta:remove-leaving-content-end delta:end-element-id="end2"/>
						<delta:remove-leaving-content-end delta:end-element-id="end1"/>
						<delta:remove-leaving-content-start delta:removal-change-idref="D" delta:end-element-idref="end4">
							<text:p text:style-name="P2"/>
						</delta:remove-leaving-content-start>
						]. This will not be deleted.<delta:remove-leaving-content-end delta:end-element-id="end4"/>
					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0-12-20T14:34:05</dc:date>
    <meta:creation-date>2010-10-21T11:37:56</meta:creation-date>
    <dc:creator>Tristan Mitchell</dc:creator>
  </office:meta>
</office:document-meta>
</file>